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Comfortaa" svg:font-family="Comfortaa"/>
    <style:font-face style:name="Lohit Devanagari1" svg:font-family="'Lohit Devanagari'"/>
    <style:font-face style:name="Times New Roman" svg:font-family="'Times New Roman', Times, serif"/>
    <style:font-face style:name="FreeMono" svg:font-family="Free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135f0f" officeooo:paragraph-rsid="00135f0f" style:font-size-asian="10.5pt" style:font-weight-asian="normal" style:font-size-complex="12pt" style:font-weight-complex="normal"/>
    </style:style>
    <style:style style:name="P2"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154091" officeooo:paragraph-rsid="00154091" style:font-size-asian="10.5pt" style:font-weight-asian="normal" style:font-size-complex="12pt" style:font-weight-complex="normal"/>
    </style:style>
    <style:style style:name="P3"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1cc43f" officeooo:paragraph-rsid="001cc43f" style:font-size-asian="10.5pt" style:font-weight-asian="normal" style:font-size-complex="12pt" style:font-weight-complex="normal"/>
    </style:style>
    <style:style style:name="P4"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Liberation Serif" fo:font-size="12pt" fo:letter-spacing="normal" fo:font-style="normal" fo:font-weight="normal" officeooo:rsid="000f8b38" officeooo:paragraph-rsid="0008e08d" style:font-size-asian="10.5pt" style:font-weight-asian="normal" style:font-size-complex="12pt" style:font-weight-complex="normal"/>
    </style:style>
    <style:style style:name="P5"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Liberation Serif" fo:font-size="12pt" fo:letter-spacing="normal" fo:font-style="normal" fo:font-weight="normal" officeooo:rsid="001cc43f" officeooo:paragraph-rsid="001cc43f" style:font-size-asian="10.5pt" style:font-weight-asian="normal" style:font-size-complex="12pt" style:font-weight-complex="normal"/>
    </style:style>
    <style:style style:name="P6"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Liberation Serif" fo:font-size="12pt" fo:letter-spacing="normal" fo:font-style="normal" fo:font-weight="normal" officeooo:rsid="001dab2c" officeooo:paragraph-rsid="001dab2c" style:font-size-asian="10.5pt" style:font-weight-asian="normal" style:font-size-complex="12pt" style:font-weight-complex="normal"/>
    </style:style>
    <style:style style:name="P7" style:family="paragraph" style:parent-style-name="Standard">
      <style:paragraph-properties fo:margin-left="0in" fo:margin-right="0in" fo:text-align="center" style:justify-single-word="false" fo:widows="1" fo:text-indent="0in" style:auto-text-indent="false"/>
      <style:text-properties fo:font-variant="normal" fo:text-transform="none" fo:color="#000000" style:font-name="Times New Roman" fo:font-size="16pt" fo:letter-spacing="normal" fo:font-style="normal" fo:font-weight="bold" officeooo:rsid="0001119f" officeooo:paragraph-rsid="0001119f" style:font-size-asian="16pt" style:font-weight-asian="bold" style:font-size-complex="16pt" style:font-weight-complex="bold"/>
    </style:style>
    <style:style style:name="P8" style:family="paragraph" style:parent-style-name="Standard">
      <style:paragraph-properties fo:margin-left="0in" fo:margin-right="0in" fo:text-align="center" style:justify-single-word="false" fo:widows="1" fo:text-indent="0in" style:auto-text-indent="false"/>
      <style:text-properties fo:font-variant="normal" fo:text-transform="none" fo:color="#000000" style:font-name="Times New Roman" fo:font-size="16pt" fo:letter-spacing="normal" fo:font-style="normal" fo:font-weight="bold" officeooo:rsid="001cc43f" officeooo:paragraph-rsid="001cc43f" style:font-size-asian="16pt" style:font-weight-asian="bold" style:font-size-complex="16pt" style:font-weight-complex="bold"/>
    </style:style>
    <style:style style:name="P9" style:family="paragraph" style:parent-style-name="Standard">
      <style:paragraph-properties fo:margin-left="0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01a6ee" officeooo:paragraph-rsid="0001a6ee" style:font-size-asian="10.5pt" style:font-weight-asian="normal" style:font-size-complex="12pt" style:font-weight-complex="normal"/>
    </style:style>
    <style:style style:name="P10" style:family="paragraph" style:parent-style-name="Standard">
      <style:paragraph-properties fo:margin-left="0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bold" officeooo:rsid="0001a6ee" officeooo:paragraph-rsid="0001a6ee" style:font-size-asian="10.5pt" style:font-weight-asian="bold" style:font-size-complex="12pt" style:font-weight-complex="bold"/>
    </style:style>
    <style:style style:name="P11" style:family="paragraph" style:parent-style-name="Standard">
      <style:paragraph-properties fo:margin-left="0in" fo:margin-right="0in" fo:text-align="start" style:justify-single-word="false" fo:widows="1" fo:text-indent="0in" style:auto-text-indent="false" fo:break-before="page"/>
      <style:text-properties fo:font-variant="normal" fo:text-transform="none" fo:color="#000000" style:font-name="Times New Roman" fo:font-size="12pt" fo:letter-spacing="normal" fo:font-style="normal" fo:font-weight="bold" officeooo:rsid="0001a6ee" officeooo:paragraph-rsid="0001a6ee" style:font-size-asian="10.5pt" style:font-weight-asian="bold" style:font-size-complex="12pt" style:font-weight-complex="bold"/>
    </style:style>
    <style:style style:name="P12"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Liberation Serif" fo:font-size="12pt" fo:letter-spacing="normal" fo:font-style="normal" fo:font-weight="normal" officeooo:rsid="00261d7f" officeooo:paragraph-rsid="00261d7f" style:font-size-asian="10.5pt" style:font-weight-asian="normal" style:font-size-complex="12pt" style:font-weight-complex="normal"/>
    </style:style>
    <style:style style:name="P13"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Liberation Serif" fo:font-size="12pt" fo:letter-spacing="normal" fo:font-style="normal" fo:font-weight="normal" officeooo:rsid="002736f3" officeooo:paragraph-rsid="002736f3" style:font-size-asian="10.5pt" style:font-weight-asian="normal" style:font-size-complex="12pt" style:font-weight-complex="normal"/>
    </style:style>
    <style:style style:name="P14" style:family="paragraph" style:parent-style-name="Standard">
      <style:paragraph-properties fo:margin-left="0.4925in" fo:margin-right="0in" fo:text-align="start" style:justify-single-word="false" fo:widows="1" fo:text-indent="0in" style:auto-text-indent="false"/>
      <style:text-properties fo:font-variant="normal" fo:text-transform="none" fo:color="#000000" style:font-name="Times New Roman" fo:font-size="12pt" fo:letter-spacing="normal" fo:font-style="normal" fo:font-weight="normal" officeooo:rsid="002882ae" officeooo:paragraph-rsid="002882ae" style:font-size-asian="10.5pt" style:font-weight-asian="normal" style:font-size-complex="12pt" style:font-weight-complex="normal"/>
    </style:style>
    <style:style style:name="P15" style:family="paragraph" style:parent-style-name="Text_20_body">
      <style:paragraph-properties fo:margin-left="0.4925in" fo:margin-right="0in" fo:text-indent="0in" style:auto-text-indent="false"/>
      <style:text-properties style:font-name="Liberation Serif"/>
    </style:style>
    <style:style style:name="T1" style:family="text">
      <style:text-properties officeooo:rsid="001cc43f"/>
    </style:style>
    <style:style style:name="T2" style:family="text">
      <style:text-properties style:font-name="FreeMono"/>
    </style:style>
    <style:style style:name="T3" style:family="text">
      <style:text-properties style:font-name="FreeMono" officeooo:rsid="00213f9f"/>
    </style:style>
    <style:style style:name="T4" style:family="text">
      <style:text-properties officeooo:rsid="001eec61"/>
    </style:style>
    <style:style style:name="T5" style:family="text">
      <style:text-properties officeooo:rsid="00213f9f"/>
    </style:style>
    <style:style style:name="T6" style:family="text">
      <style:text-properties officeooo:rsid="002430b6"/>
    </style:style>
    <style:style style:name="T7" style:family="text">
      <style:text-properties style:font-name="FreeMono"/>
    </style:style>
    <style:style style:name="T8" style:family="text">
      <style:text-properties style:font-name="FreeMono" officeooo:rsid="002430b6"/>
    </style:style>
    <style:style style:name="T9" style:family="text">
      <style:text-properties officeooo:rsid="002736f3"/>
    </style:style>
    <style:style style:name="T10" style:family="text">
      <style:text-properties officeooo:rsid="00289268"/>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nditionals (What's up?)</text:p>
      <text:p text:style-name="P7"/>
      <text:p text:style-name="P7">Lab <text:span text:style-name="T1">5</text:span></text:p>
      <text:p text:style-name="P7"/>
      <text:p text:style-name="P7"/>
      <text:p text:style-name="P7"/>
      <text:p text:style-name="P7"/>
      <text:p text:style-name="P7">SUBMITTED BY:</text:p>
      <text:p text:style-name="P7"/>
      <text:p text:style-name="P7">CODY BROOKS</text:p>
      <text:p text:style-name="P7"/>
      <text:p text:style-name="P7">SUBMISSION DATE:</text:p>
      <text:p text:style-name="P7"/>
      <text:p text:style-name="P7"/>
      <text:p text:style-name="P8">2015-10-06</text:p>
      <text:p text:style-name="P11">Problem</text:p>
      <text:p text:style-name="P10"/>
      <text:p text:style-name="P3"><text:tab/>The purpose of this lab is to create a program that will display the current orientation of the Esplora and will exit when the user presses the 'UP' button. The inputs to the program will be accelerometer data and time from <text:span text:style-name="T2">explore.exe</text:span> and the output will be the orientation of the device. The objective is to teach loops, conditional statements, functions and comparing floating point numbers.</text:p>
      <text:p text:style-name="P2"/>
      <text:p text:style-name="P10">Analysis</text:p>
      <text:p text:style-name="P5"/>
      <text:p text:style-name="P6"><text:tab/>The problem states that the program must display the orientation of the Esplora while it is not moving. The Esplora is still when the magnitude of its acceleration is equal to one. <text:span text:style-name="T4">The magnitude of acceleration is calculated using the formula</text:span><text:span text:style-name="T4"><draw:frame draw:style-name="fr1" draw:name="Object1" text:anchor-type="as-char" svg:y="-0.1882in" svg:width="0.8366in" svg:height="0.2244in" draw:z-index="0"><draw:object xlink:href="./Object 1" xlink:type="simple" xlink:show="embed" xlink:actuate="onLoad"/><draw:image xlink:href="./ObjectReplacements/Object 1" xlink:type="simple" xlink:show="embed" xlink:actuate="onLoad"/></draw:frame></text:span><text:span text:style-name="T4">.</text:span>When the Esplora is still, it's orientation is dependent on which of the three accelerometer values (<text:span text:style-name="T9">X</text:span>, <text:span text:style-name="T9">Y</text:span> or <text:span text:style-name="T9">Z</text:span>) is equal to 1 or -1. If the accelerometer has an X value of 1, then the Esplora is facing left. If the accelerometer has an X value of -1 then the Esplora is facing right. If the accelerometer has a Y value of 1, then the Esplora is facing the front. If the accelerometer has a Y value of -1, then the Esplora is facing the back. If the accelerometer has a Z value of 1, then the Esplora is facing up. If the accelerometer has a Z value of -1, then the Esplora is facing down.</text:p>
      <text:p text:style-name="P9"/>
      <text:p text:style-name="P10">Design</text:p>
      <text:p text:style-name="P4"/>
      <text:p text:style-name="P15"><text:tab/>The problem requires that the the program runs until the user presses the 'UP' button on the Esplora. This means that the main <text:span text:style-name="T2">while</text:span> loop's condition will be based on the value of the 'UP' button that is collected using <text:span text:style-name="T2">scanf()</text:span>. To evaluate the orientation of the Esplora, the X, Y and Z accelerations are passed into the function <text:span text:style-name="T3">getDirection()</text:span><text:span text:style-name="T5">. To make the program easier to read, </text:span><text:span text:style-name="T3">getDirection()</text:span><text:span text:style-name="T5"> returns an enum value describing the direction. The enum contains each direction (UP, DOWN, LEFT, RIGHT, FRONT and BACK) and is defined before the </text:span><text:span text:style-name="T3">main()</text:span><text:span text:style-name="T5"> function. </text:span></text:p>
      <text:p text:style-name="P15"><text:tab/><text:span text:style-name="T6">The </text:span><text:span text:style-name="T8">getDirection()</text:span><text:span text:style-name="T6"> function compares each X, Y and Z input to 1 and -1 to determine its orientation as outlined in the above Analysis. Because X, Y and Z are floating point values, conditional statements cannot use '=='. To solve this, a </text:span><text:span text:style-name="T8">closeTo()</text:span><text:span text:style-name="T6"> function was created. This function takes the parameters </text:span><text:span text:style-name="T8">double tolerance</text:span><text:span text:style-name="T6">, </text:span><text:span text:style-name="T8">double target</text:span><text:span text:style-name="T6"> and </text:span><text:span text:style-name="T8">double val</text:span><text:span text:style-name="T6">. </text:span><text:span text:style-name="T8">closeTo()</text:span><text:span text:style-name="T6"> checks to see if val is within the limits </text:span><text:span text:style-name="T8">(target - tolerance)</text:span><text:span text:style-name="T6"> and </text:span><text:span text:style-name="T8">(target + tolerance)</text:span><text:span text:style-name="T6"> and returns a boolean value (using the </text:span><text:span text:style-name="T8">stdbool.h</text:span><text:span text:style-name="T6"> library). </text:span><text:span text:style-name="T8">closeTo() </text:span><text:span text:style-name="T6">is then used within </text:span><text:span text:style-name="T8">getDirection()</text:span><text:span text:style-name="T6"> to compare each X, Y and Z value to 1 and -1.</text:span></text:p>
      <text:p text:style-name="P9"/>
      <text:p text:style-name="P10">Testing</text:p>
      <text:p text:style-name="P9"/>
      <text:p text:style-name="P12"><text:tab/>The main test is to see the output when the Esplora data is piped through <text:span text:style-name="T2">lab5.c</text:span>. By checking to see if the orientation displayed matches the actual orientation of the board, the main <text:s/>function of the program is checked. Another thing to check is to see if an orientation is displayed while the board is in motion. The same orientation should never be displayed twice because orientation should only be displayed if the orientation changes.</text:p>
      <text:p text:style-name="P13"><text:soft-page-break/><text:tab/>Place the board in the 'UP' position and start the program. Check to see if the orientation is displayed is 'UP'. Move the board and bring the board back to a still position in the same orientation as it started. Nothing should be displayed because the orientation did not change and nothing should be displayed while the board is in motion. Move the board to the nex<text:span text:style-name="T10">t</text:span> position and repeat the above steps.</text:p>
      <text:p text:style-name="P9"/>
      <text:p text:style-name="P10">Comments</text:p>
      <text:p text:style-name="P1"/>
      <text:p text:style-name="P14"><text:tab/>The design choice of using enums instead of arbitrary integers had benefits and drawbacks. It made the program much easier to read and debug than if those enum constants were arbitrary integers. Because of the nature of how GCC compiles the source code the declaration of the enum <text:span text:style-name="T2">Direction</text:span> had to come outside of the <text:span text:style-name="T2">main() </text:span>function and before the prototype of the <text:span text:style-name="T2">getDirection()</text:span> function. <text:span text:style-name="T10">Even though global variables are generally considered bad practice, it was worth having because it was never changed within the fun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face style:name="Comfortaa" svg:font-family="Comfortaa"/>
    <style:font-face style:name="Lohit Devanagari1" svg:font-family="'Lohit Devanagari'"/>
    <style:font-face style:name="Times New Roman" svg:font-family="'Times New Roman', Times, serif"/>
    <style:font-face style:name="FreeMono" svg:font-family="Free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ntarell"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ntarell"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omfortaa" fo:font-family="Comfortaa"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ntarell" fo:font-family="Cantarell"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ntarell" fo:font-family="Cantarell"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ntarell" fo:font-family="Cantarell"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11:13:16.267718750</meta:creation-date>
    <meta:editing-duration>PT1H2M37S</meta:editing-duration>
    <meta:editing-cycles>13</meta:editing-cycles>
    <meta:generator>LibreOffice/4.4.5.2$Linux_X86_64 LibreOffice_project/40$Build-2</meta:generator>
    <dc:title>CprE Lab Report</dc:title>
    <meta:initial-creator>Cody Brooks</meta:initial-creator>
    <dc:date>2015-10-06T13:52:26.275917170</dc:date>
    <dc:creator>Cody Brooks</dc:creator>
    <meta:document-statistic meta:table-count="0" meta:image-count="0" meta:object-count="1" meta:page-count="3" meta:paragraph-count="18" meta:word-count="671" meta:character-count="3883" meta:non-whitespace-character-count="3221"/>
    <meta:template xlink:type="simple" xlink:actuate="onRequest" xlink:title="CprE Lab Report" xlink:href="../../../../../../../Templates/Personal%20Correspondence%20and%20Documents/CprE%20Lab%20Report.ott" meta:date="2015-10-06T11:13:16.172447248"/>
  </office:meta>
</office:document-meta>
</file>

<file path=Object 1/content.xml><?xml version="1.0" encoding="utf-8"?>
<math xmlns="http://www.w3.org/1998/Math/MathML" display="block">
  <semantics>
    <msqrt>
      <mrow>
        <msup>
          <mi>x</mi>
          <mn>2</mn>
        </msup>
        <mo stretchy="false">+</mo>
        <msup>
          <mi>y</mi>
          <mn>2</mn>
        </msup>
        <mo stretchy="false">+</mo>
        <msup>
          <mi>z</mi>
          <mn>2</mn>
        </msup>
      </mrow>
    </msqrt>
    <annotation encoding="StarMath 5.0">sqrt{x^{2}+y^{2}+z^{2}} </annotation>
  </semantics>
</math>
</file>